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18.8cm" fo:min-width="15.058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3.5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558cm" svg:height="19.05cm" svg:x="2.857cm" svg:y="5.71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857cm" svg:y1="11.112cm" svg:x2="18.415cm" svg:y2="11.112cm">
          <text:p/>
        </draw:line>
        <draw:line draw:style-name="gr2" draw:text-style-name="P1" draw:layer="layout" svg:x1="2.83cm" svg:y1="16.329cm" svg:x2="18.388cm" svg:y2="16.329cm">
          <text:p/>
        </draw:line>
        <draw:frame draw:style-name="gr3" draw:text-style-name="P3" draw:layer="layout" svg:width="14.288cm" svg:height="3.81cm" svg:x="3.492cm" svg:y="6.667cm">
          <draw:text-box>
            <text:p text:style-name="P2"><text:span text:style-name="T1">Class :</text:span></text:p>
          </draw:text-box>
        </draw:frame>
        <draw:frame draw:style-name="gr3" draw:text-style-name="P4" draw:layer="layout" svg:width="14.288cm" svg:height="3.81cm" svg:x="3.174cm" svg:y="11.747cm">
          <draw:text-box>
            <text:p>Attribute :</text:p>
          </draw:text-box>
        </draw:frame>
        <draw:frame draw:style-name="gr4" draw:text-style-name="P4" draw:layer="layout" svg:width="14.288cm" svg:height="6.985cm" svg:x="3.174cm" svg:y="16.827cm">
          <draw:text-box>
            <text:p>Operation() : 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2T13:04:32.229960268</meta:creation-date>
    <dc:date>2023-07-22T13:10:49.264902558</dc:date>
    <meta:editing-duration>PT6M19S</meta:editing-duration>
    <meta:editing-cycles>1</meta:editing-cycles>
    <meta:document-statistic meta:object-count="6"/>
    <meta:generator>LibreOffice/7.5.4.2$Linux_X86_64 LibreOffice_project/50$Build-2</meta:generator>
  </office:meta>
</office:document-meta>
</file>